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Condition.isComplied( Workflow workflow , Workflowable insta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oleCondition.set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Condit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Cond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